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accelerator/"/>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toolpanel/"/>
  <manifest:file-entry manifest:media-type="" manifest:full-path="Object 5/menubar/"/>
  <manifest:file-entry manifest:media-type="" manifest:full-path="Object 5/toolbar/"/>
  <manifest:file-entry manifest:media-type="" manifest:full-path="Object 5/images/Bitmaps/"/>
  <manifest:file-entry manifest:media-type="" manifest:full-path="Object 5/images/"/>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toolpanel/"/>
  <manifest:file-entry manifest:media-type="text/xml" manifest:full-path="Object 8/styles.xml"/>
  <manifest:file-entry manifest:media-type="" manifest:full-path="Object 8/menubar/"/>
  <manifest:file-entry manifest:media-type="" manifest:full-path="Object 8/toolbar/"/>
  <manifest:file-entry manifest:media-type="" manifest:full-path="Object 8/Configurations2/"/>
  <manifest:file-entry manifest:media-type="" manifest:full-path="Object 8/statusbar/"/>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text-underline-style="none"/>
    </style:style>
    <style:style style:name="P3" style:family="paragraph" style:parent-style-name="Text_20_body">
      <style:text-properties style:text-position="0% 100%" fo:font-style="normal" style:text-underline-style="none" style:font-style-asian="normal" style:font-style-complex="normal"/>
    </style:style>
    <style:style style:name="P4" style:family="paragraph" style:parent-style-name="Text_20_body">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tyle="normal" style:font-style-asian="normal" style:font-style-complex="normal"/>
    </style:style>
    <style:style style:name="P9" style:family="paragraph" style:parent-style-name="Text_20_body" style:list-style-name="L3">
      <style:text-properties fo:font-style="normal" style:font-style-asian="normal" style:font-style-complex="normal"/>
    </style:style>
    <style:style style:name="P10" style:family="paragraph" style:parent-style-name="Text_20_body">
      <style:text-properties style:text-position="0% 100%" fo:font-style="normal" style:text-underline-style="none" style:font-style-asian="normal" style:font-style-complex="normal"/>
    </style:style>
    <style:style style:name="P11" style:family="paragraph" style:parent-style-name="Text_20_body">
      <style:paragraph-properties fo:break-before="page"/>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style:text-underline-style="non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style:text-underline-style="none"/>
    </style:style>
    <style:style style:name="P16" style:family="paragraph" style:parent-style-name="Heading_20_3">
      <style:text-properties style:text-underline-style="none"/>
    </style:style>
    <style:style style:name="P17" style:family="paragraph" style:parent-style-name="Contents_20_Heading" style:master-page-name="Standard">
      <style:paragraph-properties style:page-number="auto"/>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text-position="super 58%" fo:font-style="normal" style:text-underline-style="none" style:font-style-asian="normal" style:font-style-complex="normal"/>
    </style:style>
    <style:style style:name="T7" style:family="text">
      <style:text-properties style:text-position="0% 100%" fo:font-style="normal" style:text-underline-style="none" style:font-style-asian="normal" style:font-style-complex="normal"/>
    </style:style>
    <style:style style:name="T8"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69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071cm" fo:min-width="0.4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81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cm" fo:min-width="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1.12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7">Table des matières</text:p>
          </text:index-title>
          <text:p text:style-name="P18">I.Introduction<text:tab/>2</text:p>
          <text:p text:style-name="P19">A)Vue d'ensemble du programme<text:tab/>2</text:p>
          <text:p text:style-name="P19">B)Choix de représentation<text:tab/>2</text:p>
          <text:p text:style-name="P19">C)Courte précision sur le calcul de la complexité<text:tab/>2</text:p>
          <text:p text:style-name="P18">II.Liste d'adjacence<text:tab/>3</text:p>
          <text:p text:style-name="P19">A)Structure de la liste d'adjacence<text:tab/>3</text:p>
          <text:p text:style-name="P19">B)Précision sur l'utilisation des Encapsulateurs<text:tab/>3</text:p>
          <text:p text:style-name="P19">C)Évaluation sur la complexité des méthodes<text:tab/>4</text:p>
          <text:p text:style-name="P20">a)Ajout d'un nœud<text:tab/>4</text:p>
          <text:p text:style-name="P20">b)Ajout d'un arc<text:tab/>4</text:p>
          <text:p text:style-name="P20">c)Suppression d'un nœud<text:tab/>4</text:p>
          <text:p text:style-name="P20">d)Suppression d'un arc<text:tab/>4</text:p>
          <text:p text:style-name="P20">e)Lister les nœuds<text:tab/>4</text:p>
          <text:p text:style-name="P20">f)Lister les arcs<text:tab/>5</text:p>
          <text:p text:style-name="P20">g)Lister les successeurs d'un nœud<text:tab/>5</text:p>
          <text:p text:style-name="P20">h)Lister les arcs sortants<text:tab/>5</text:p>
          <text:p text:style-name="P20">i)Lister les prédécesseurs d'un nœud<text:tab/>5</text:p>
          <text:p text:style-name="P20">j)Lister les arcs entrants<text:tab/>5</text:p>
          <text:p text:style-name="P18">III.Tests et parcours sur le graphe.<text:tab/>6</text:p>
          <text:p text:style-name="P19">A)Parcours DFS et BFS<text:tab/>6</text:p>
          <text:p text:style-name="P19">B) Test de simplicité d'un graphe<text:tab/>6</text:p>
          <text:p text:style-name="P19">C)Test de connexité d'un graphe<text:tab/>6</text:p>
          <text:p text:style-name="P19">D)Test d'acyclicité<text:tab/>6</text:p>
          <text:p text:style-name="P18">IV.Benchmarks<text:tab/>7</text:p>
          <text:p text:style-name="P19">A)Type de graphe utilisé pour les tests de performances<text:tab/>7</text:p>
          <text:p text:style-name="P19">B)Benchmarks<text:tab/>7</text:p>
          <text:p text:style-name="P18">V.Annexe<text:tab/>8</text:p>
          <text:p text:style-name="P19">A)Annexe 1 :Tableau des résultats<text:tab/>8</text:p>
          <text:p text:style-name="P19">B)Annexe 2 : Graphes de comparaison<text:tab/>9</text:p>
        </text:index-body>
      </text:table-of-content>
      <text:h text:style-name="Heading_20_1" text:outline-level="1" text:is-list-header="true" text:restart-numbering="true" text:start-value="-1"/>
      <text:p text:style-name="P4"/>
      <text:h text:style-name="Heading_20_1" text:outline-level="1">Introduction</text:h>
      <text:h text:style-name="Heading_20_2" text:outline-level="2">Vue d'ensemble du programme</text:h>
      <text:p text:style-name="Text_20_body">Le programme contient :</text:p>
      <text:list xml:id="list2125915540" text:style-name="L1">
        <text:list-item>
          <text:p text:style-name="P5">Une interface GrapheOriente qui définit tous les prototypes de méthodes qui devront exister dans les deux implémentations du graphe.</text:p>
        </text:list-item>
        <text:list-item>
          <text:p text:style-name="P5">Une classe abstraite dans laquelle apparaissent les attributs communs aux deux implémentations : le nombre de nœuds, le nombre d'arcs, et un idGenerator qui servira lors de la création d'Arcs.</text:p>
        </text:list-item>
        <text:list-item>
          <text:p text:style-name="P5">Les deux classes MatGraph et ListGraph qui sont respectivement les implémentations du graphe par une matrice et par une liste.</text:p>
        </text:list-item>
      </text:list>
      <text:h text:style-name="Heading_20_2" text:outline-level="2">Choix de représentation</text:h>
      <text:p text:style-name="Text_20_body">Pour maintenir la cohésion entre les deux implémentations, il a fallu faire un choix quant à la représentation de nos nœuds et arcs dans le graphe.</text:p>
      <text:p text:style-name="Text_20_body">Un nœud sera un simple entier et ne stockera pas d'information supplémentaire.</text:p>
      <text:p text:style-name="Text_20_body">Un arc n'a concrètement pas d'existence dans le graphe. Sa représentation dépend uniquement de l'implémentation. Cependant pour permettre l'utilisation du graphe, il a été nécessaire de définir une <text:s/>forme de représentation ; en particulier pour des méthodes qui nécessitent la liste des arcs. Lorsque le graphe devra renvoyer un arc, il le renverra sous la forme d'une classe stockant la valeur du nœud de départ , la valeur du nœud d'arrivée ainsi que son identifiant.</text:p>
      <text:p text:style-name="Text_20_body">Il est important de décrire la classe Encapsulateur puisque celle-ci va structurer nos graphes. Un Encapsulateur est composé d'une valeur, d'une liste d'identifiants et d'un entier <text:span text:style-name="T1">nbArcs</text:span>. La valeur sera un booléen pour <text:s/>la matrice d'adjacence(qui correspond à l'existence on non d'un arc entre deux nœuds) et un entier pour la liste d'adjacence(qui correspond à la valeur du nœud d'arrivée d'un arc). La liste des identifiants contient tous les identifiants d'arc qui existent entre deux même nœuds. L'entier <text:span text:style-name="T1">nbArcs </text:span><text:span text:style-name="T3">permet de stocker une information différentes selon l'utilisation de l'Encapsulateur.</text:span></text:p>
      <text:h text:style-name="P12" text:outline-level="2">Courte précision sur le calcul de la complexité</text:h>
      <text:p text:style-name="P1">Étant donné que nous n'avons pas accès à l'implémentation du garbage collector, ce paramètre sera donc ignoré. Lors des calcul de complexité, la suppression d'un élément dont l'accès est direct sera considéré comme s'effectuant en temps constant.</text:p>
      <text:p text:style-name="P1">Quant aux benchmarks, ils ont été <text:s/>conçu pour isoler le plus possible le coût du garbage collector. Ainsi les tests de suppression seront généralement effectués le plus tard possible.</text:p>
      <text:h text:style-name="P14" text:outline-level="1">Liste d'adjacence</text:h>
      <text:h text:style-name="Heading_20_2" text:outline-level="2">Structure de la liste d'adjacence</text:h>
      <text:p text:style-name="Text_20_body">La liste d'adjacence est représentée par <text:s/>une HashMap de LinkedList d'Encapsulateur :</text:p>
      <text:p text:style-name="Text_20_body"><draw:g text:anchor-type="char" draw:z-index="0" draw:style-name="gr1"><draw:custom-shape draw:style-name="gr2" draw:text-style-name="P21" svg:width="0.973cm" svg:height="0.973cm" svg:x="3.443cm" svg:y="2.652cm"><text:p/><draw:enhanced-geometry svg:viewBox="0 0 21600 21600" draw:type="rectangle" draw:enhanced-path="M 0 0 L 21600 0 21600 21600 0 21600 0 0 Z N"/></draw:custom-shape><draw:custom-shape draw:style-name="gr2" draw:text-style-name="P21" svg:width="0.973cm" svg:height="0.974cm" svg:x="3.443cm" svg:y="3.623cm"><text:p/><draw:enhanced-geometry svg:viewBox="0 0 21600 21600" draw:type="rectangle" draw:enhanced-path="M 0 0 L 21600 0 21600 21600 0 21600 0 0 Z N"/></draw:custom-shape><draw:custom-shape draw:style-name="gr2" draw:text-style-name="P21" svg:width="0.973cm" svg:height="0.974cm" svg:x="3.443cm" svg:y="0.704cm"><text:p/><draw:enhanced-geometry svg:viewBox="0 0 21600 21600" draw:type="rectangle" draw:enhanced-path="M 0 0 L 21600 0 21600 21600 0 21600 0 0 Z N"/></draw:custom-shape><draw:custom-shape draw:style-name="gr2" draw:text-style-name="P21" svg:width="0.973cm" svg:height="0.974cm" svg:x="3.443cm" svg:y="1.678cm"><text:p/><draw:enhanced-geometry svg:viewBox="0 0 21600 21600" draw:type="rectangle" draw:enhanced-path="M 0 0 L 21600 0 21600 21600 0 21600 0 0 Z N"/></draw:custom-shape><draw:frame draw:style-name="gr3" draw:text-style-name="P23" svg:width="2.7cm" svg:height="0.821cm" svg:x="3.311cm" svg:y="0.041cm"><draw:text-box><text:p text:style-name="P22"><text:span text:style-name="T8">HashMap</text:span></text:p></draw:text-box></draw:frame><draw:custom-shape draw:style-name="gr2" draw:text-style-name="P21" svg:width="0.974cm" svg:height="0.974cm" svg:x="6.186cm" svg:y="4.287cm"><text:p/><draw:enhanced-geometry svg:viewBox="0 0 21600 21600" draw:type="rectangle" draw:enhanced-path="M 0 0 L 21600 0 21600 21600 0 21600 0 0 Z N"/></draw:custom-shape><draw:custom-shape draw:style-name="gr2" draw:text-style-name="P21" xml:id="id1" draw:id="id1" svg:width="0.973cm" svg:height="0.974cm" svg:x="7.16cm" svg:y="4.287cm"><text:p/><draw:enhanced-geometry svg:viewBox="0 0 21600 21600" draw:type="rectangle" draw:enhanced-path="M 0 0 L 21600 0 21600 21600 0 21600 0 0 Z N"/></draw:custom-shape><draw:custom-shape draw:style-name="gr2" draw:text-style-name="P21" xml:id="id2" draw:id="id2" svg:width="0.974cm" svg:height="0.974cm" svg:x="8.132cm" svg:y="4.287cm"><text:p/><draw:enhanced-geometry svg:viewBox="0 0 21600 21600" draw:type="rectangle" draw:enhanced-path="M 0 0 L 21600 0 21600 21600 0 21600 0 0 Z N"/></draw:custom-shape><draw:custom-shape draw:style-name="gr2" draw:text-style-name="P21" xml:id="id3" draw:id="id3" svg:width="0.973cm" svg:height="0.974cm" svg:x="9.105cm" svg:y="4.287cm"><text:p/><draw:enhanced-geometry svg:viewBox="0 0 21600 21600" draw:type="rectangle" draw:enhanced-path="M 0 0 L 21600 0 21600 21600 0 21600 0 0 Z N"/></draw:custom-shape><draw:line draw:name="contient" draw:style-name="gr4" draw:text-style-name="P21" svg:x1="4.416cm" svg:y1="1.147cm" svg:x2="6.229cm" svg:y2="4.685cm"><svg:desc>contient</svg:desc><text:p/></draw:line><draw:frame draw:style-name="gr5" draw:text-style-name="P24" svg:width="2.149cm" svg:height="1.227cm" svg:x="5.08cm" svg:y="2.165cm"><draw:text-box><text:p text:style-name="P22"><text:span text:style-name="T9">contient</text:span></text:p></draw:text-box></draw:frame><draw:frame draw:style-name="gr6" draw:text-style-name="P23" svg:width="2.975cm" svg:height="0.821cm" svg:x="7.077cm" svg:y="3.572cm"><draw:text-box><text:p text:style-name="P22"><text:span text:style-name="T8">LinkedList</text:span></text:p></draw:text-box></draw:frame><draw:frame draw:style-name="gr7" draw:text-style-name="P25" svg:width="0.918cm" svg:height="0.821cm" svg:x="10.257cm" svg:y="4.535cm"><draw:text-box><text:p text:style-name="P22"><text:span text:style-name="T8">...</text:span></text:p></draw:text-box></draw:frame><draw:line draw:style-name="gr4" draw:text-style-name="P21" svg:x1="6.274cm" svg:y1="5.26cm" svg:x2="5.078cm" svg:y2="8.141cm"><text:p/></draw:line><draw:custom-shape draw:style-name="gr2" draw:text-style-name="P21" svg:width="0.973cm" svg:height="0.974cm" svg:x="4.606cm" svg:y="8.167cm"><text:p/><draw:enhanced-geometry svg:viewBox="0 0 21600 21600" draw:mirror-horizontal="false" draw:mirror-vertical="false" draw:type="rectangle" draw:enhanced-path="M 0 0 L 21600 0 21600 21600 0 21600 0 0 Z N"/></draw:custom-shape><draw:frame draw:style-name="gr8" draw:text-style-name="P27" svg:width="4cm" svg:height="1.714cm" svg:x="3.479cm" svg:y="9.34cm"><draw:text-box><text:p text:style-name="P26"><text:span text:style-name="T9">Encapsulateur</text:span></text:p><text:p text:style-name="P26"><text:span text:style-name="T9">du nœud </text:span></text:p><text:p text:style-name="P26"><text:span text:style-name="T9">de départ </text:span></text:p></draw:text-box></draw:frame><draw:custom-shape draw:style-name="gr2" draw:text-style-name="P21" xml:id="id5" draw:id="id5" svg:width="0.973cm" svg:height="0.974cm" svg:x="9.105cm" svg:y="8.167cm"><text:p/><draw:enhanced-geometry svg:viewBox="0 0 21600 21600" draw:type="rectangle" draw:enhanced-path="M 0 0 L 21600 0 21600 21600 0 21600 0 0 Z N"/></draw:custom-shape><draw:connector draw:style-name="gr9" draw:text-style-name="P21" draw:type="lines" svg:x1="7.645cm" svg:y1="5.26cm" svg:x2="8.421cm" svg:y2="6.447cm" draw:start-shape="id1" draw:start-glue-point="2" svg:d="m7645 5260v501l776 686v0"><text:p/></draw:connector><draw:connector draw:style-name="gr9" draw:text-style-name="P21" draw:type="lines" svg:x1="8.618cm" svg:y1="5.26cm" svg:x2="8.421cm" svg:y2="6.447cm" draw:start-shape="id2" draw:start-glue-point="2" svg:d="m8618 5260v501l-197 686v0"><text:p/></draw:connector><draw:connector draw:style-name="gr9" draw:text-style-name="P21" xml:id="id4" draw:id="id4" draw:type="lines" svg:x1="9.59cm" svg:y1="5.26cm" svg:x2="8.421cm" svg:y2="6.447cm" draw:start-shape="id3" svg:d="m9590 5260v501l-1169 686v0"><text:p/></draw:connector><draw:connector draw:style-name="gr4" draw:text-style-name="P21" draw:type="line" svg:x1="8.421cm" svg:y1="6.447cm" svg:x2="9.59cm" svg:y2="8.167cm" draw:start-shape="id4" draw:start-glue-point="3" draw:end-shape="id5" draw:end-glue-point="0" svg:d="m8421 6447 1169 1720"><text:p/></draw:connector><draw:frame draw:style-name="gr10" draw:text-style-name="P27" svg:width="3.664cm" svg:height="1.714cm" svg:x="7.735cm" svg:y="9.34cm"><draw:text-box><text:p text:style-name="P26"><text:span text:style-name="T9">Encapsulateurs</text:span></text:p><text:p text:style-name="P26"><text:span text:style-name="T9">des nœuds</text:span></text:p><text:p text:style-name="P26"><text:span text:style-name="T9">d'arrivée</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remière implémentation était réalisée à l'aide d'une ArrayList à la place de la HashMap. Cependant comme nous utilisons des entiers pour représenter les nœuds, il était difficile de différencier la valeur d'un nœud et sa position dans la liste. Il aurait été nécessaire de maintenir une structure qui associe la valeur du nœud à son indice. </text:p>
      <text:p text:style-name="Text_20_body">L'implémentation en ArrayList a donc été modifié au profit de la HashMap. Cette dernière est très simple puisque c'est la valeur du nœud qui va servir de clé pour localiser la LinkedList associée. Le premier élément de la LinkedList est toujours le nœud de départ.</text:p>
      <text:h text:style-name="Heading_20_2" text:outline-level="2">Précision sur l'utilisation des Encapsulateurs</text:h>
      <text:p text:style-name="Text_20_body">Il parait important de décrire l'utilisation des Encapsulateurs en fonction de leurs rôles.</text:p>
      <text:p text:style-name="Text_20_body">Lorsqu'un Encapsulateur représente un nœuds d'arrivée </text:p>
      <text:list xml:id="list335381653" text:style-name="L2">
        <text:list-item>
          <text:p text:style-name="P6">la valeur de l'Encapsulateur est alors celle du nœud d'arrivée </text:p>
        </text:list-item>
        <text:list-item>
          <text:p text:style-name="P6">la liste des identifiants des Arc contient les identifiants des Arcs entre le nœud de départ et d'arrivée</text:p>
        </text:list-item>
        <text:list-item>
          <text:p text:style-name="P6">le champ <text:span text:style-name="T1">nbArcs</text:span><text:span text:style-name="T3"> correspond au nombre d'arcs contenus dans l'Encapsulateur.</text:span></text:p>
        </text:list-item>
      </text:list>
      <text:p text:style-name="P1"/>
      <text:p text:style-name="P1"/>
      <text:p text:style-name="P1"><text:soft-page-break/>Lorsque l'Encapsulateur représente un nœud de départ :</text:p>
      <text:list xml:id="list2076578167" text:style-name="L3">
        <text:list-item>
          <text:p text:style-name="P9">la valeur de l'Encapsulateur est alors celle du nœud de départ</text:p>
        </text:list-item>
        <text:list-item>
          <text:p text:style-name="P9">la liste des identifiants des Arcs est alors vide</text:p>
        </text:list-item>
        <text:list-item>
          <text:p text:style-name="P7"><text:span text:style-name="T3">le champs </text:span><text:span text:style-name="T1">nbArcs</text:span><text:span text:style-name="T3"> contient le nombre d'Arc sortants de ce nœud.</text:span></text:p>
        </text:list-item>
      </text:list>
      <text:p text:style-name="P1">L'avantage de stocker le nombre d'arcs sortant pour un nœud de départ se joue au moment de la suppression d'un nœud. En effet pour mettre à jour le nombre d'arc, il faut savoir combien d'arcs associés seront à supprimer. Or la taille de la LinkedList ne correspond pas au nombre d'arcs (étant donné qu'un Encapsulateur peut contenir plusieurs Arcs). Stocker cette information va donc nous éviter un parcours de la liste.</text:p>
      <text:h text:style-name="Heading_20_2" text:outline-level="2">Évaluation sur la complexité des méthodes</text:h>
      <text:p text:style-name="Text_20_body">Il faut noter que le code n'a pas été prévu dans une optique de vérification. Il n'y a donc aucune vérification de l'existence d'un nœud/arc lors de la suppression/ajout. Un tel contrôle aurait nécessairement joué sur la complexité.</text:p>
      <text:h text:style-name="Heading_20_3" text:outline-level="3">Ajout d'un nœud</text:h>
      <text:p text:style-name="Text_20_body">L'ajout d'un nœud correspond à l'ajout d'un couple clé/valeur dans la HashMap, on peut donc prétendre à un O(1).</text:p>
      <text:h text:style-name="Heading_20_3" text:outline-level="3">Ajout d'un arc</text:h>
      <text:p text:style-name="Text_20_body">Étant donné notre structure de donné et que nous sommes dans le cas d'un graphe non simple, la complexité en O(1) est perdue. En effet la structure impose que dans une LinkedList, il n'y ait pas deux Encapsulateurs portant la même valeur. Il est donc nécessaire de parcourir la liste pour vérifier si un Encapsulateur contient déjà des arcs entre les deux nœuds ou l'on souhaite faire l'ajout;ou en créé un nouveau si aucun arc n'existe</text:p>
      <text:p text:style-name="Text_20_body">La complexité devient donc un O(|A|). Ce coût aurait pu être perdu si une liste contenait plusieurs fois un même nœud d'arrivée mais différencié par l'id de l'arc pointant dessus.</text:p>
      <text:p text:style-name="Text_20_body">La structure choisie n'est donc pas optimale, et celle-ci a été conservé car une modification aurait pris trop temps. Ce choix va d'ailleurs coûter très cher au niveau des benchmarks.</text:p>
      <text:h text:style-name="Heading_20_3" text:outline-level="3">Suppression d'un nœud</text:h>
      <text:p text:style-name="Text_20_body">La suppression d'un nœud correspond à la complexité vue en cours, c'est à dire un parcours de tous les arcs.</text:p>
      <text:h text:style-name="Heading_20_3" text:outline-level="3">Suppression d'un arc</text:h>
      <text:p text:style-name="Text_20_body">Là aussi la complexité est plus grande que celle vue en cours puisque l'on passe d'un O(1) en O(|A|). Pour avoir accès à l'arc il est nécessaire de parcourir une liste de nœuds d'arrivée. Il est plutôt ardu de retrouver la complexité vue en cours. Cela nécessiterait d'accéder directement à un arc, or la Linked List ne va pas le permettre.</text:p>
      <text:h text:style-name="Heading_20_3" text:outline-level="3">Lister les nœuds</text:h>
      <text:p text:style-name="Text_20_body">La liste des nœuds s'obtient en parcourant la HashMap, soit une complexité en O(|N|).</text:p>
      <text:p text:style-name="Text_20_body"/>
      <text:h text:style-name="Heading_20_3" text:outline-level="3"><text:soft-page-break/>Lister les arcs</text:h>
      <text:p text:style-name="Text_20_body">La liste des arcs nécessite un parcours de la structure. Cependant la complexité n'est pas en O(|A|). <text:span text:style-name="T5">Dans notre cas, il est nécessaire de parcourir chaque nœud pour vérifier s'il a des arcs qui en sortent, la complexité monte alors en O(|N+A|).</text:span></text:p>
      <text:p text:style-name="P2">Il aurait été possible de retrouver un temps standard en maintenant une structure telle qu'une ArrayList qui fournis la liste des nœuds possédant des Arcs.</text:p>
      <text:h text:style-name="P16" text:outline-level="3">Lister les successeurs d'un nœud</text:h>
      <text:p text:style-name="P2">Pour obtenir la liste des successeurs, il suffit de parcourir la LinkedList associée au nœud. On a donc une complexité en <text:s/>O(|A|). On peut noter que dans le cas d'un graphe non simple, tous les arcs ne seront pas parcourus.</text:p>
      <text:h text:style-name="P16" text:outline-level="3">Lister les arcs sortants</text:h>
      <text:p text:style-name="P2">Idem que pour la liste des successeurs. </text:p>
      <text:h text:style-name="P16" text:outline-level="3">Lister les prédécesseurs d'un nœud</text:h>
      <text:p text:style-name="P2">L'algorithme revient à parcourir tous les arcs. La complexité revient donc à un O(|N|+|A|) pour les mêmes raisons que pour la liste des arcs.</text:p>
      <text:h text:style-name="P16" text:outline-level="3">Lister les arcs entrants</text:h>
      <text:p text:style-name="P2">Idem que pour la liste des prédécesseurs. </text:p>
      <text:h text:style-name="P15" text:outline-level="1">Tests et parcours sur le graphe.</text:h>
      <text:p text:style-name="P2">L'implémentation des algorithmes suivants sont les mêmes pour la matrice d'adjacence et la liste d'adjacence. Les méthodes utilisées sont des méthodes définies dans l'interface graphe. Il sera donc intéressant de voir les temps de calcul pour ces tests pour chacun des graphes.</text:p>
      <text:h text:style-name="P13" text:outline-level="2">Parcours DFS et BFS</text:h>
      <text:p text:style-name="P2">Il n'y a pas grand chose à dire sur ces deux implémentations. Ceux-ci suivent l'algorithme de cours quasiment à la lettre. La différence provient essentiellement de la quantité d'information que l'algorithme fournit.</text:p>
      <text:p text:style-name="P2">Par exemple dans DFS : la table f qui indique le moment ou un nœud et ces descendants sont parcourus(noir) n'est pas calculée.</text:p>
      <text:p text:style-name="P2">L'algorithme renvoie en gros la suite des nœuds parcourus, dans quel ordre et par quel nœud l'on est passé pour arriver au suivant.</text:p>
      <text:h text:style-name="P13" text:outline-level="2"><text:s/>Test de simplicité d'un graphe</text:h>
      <text:p text:style-name="P2">L'algorithme consiste à demander au graphe la liste des arcs et de voir si celle ci contient deux fois un même arc. L'algorithme nécessite de maintenir une structure à coté pour vérifier l'existence d'un doublon. Dans le pire des cas le temps est de<draw:frame draw:style-name="fr1" draw:name="Objet5" text:anchor-type="as-char" svg:width="1.812cm" svg:height="0.997cm" draw:z-index="7"><draw:object xlink:href="./Object 5" xlink:type="simple" xlink:show="embed" xlink:actuate="onLoad"/><draw:image xlink:href="./ObjectReplacements/Object 5" xlink:type="simple" xlink:show="embed" xlink:actuate="onLoad"/></draw:frame>soit un O(|A|² + |N|) .</text:p>
      <text:h text:style-name="P13" text:outline-level="2">Test de connexité d'un graphe</text:h>
      <text:p text:style-name="P2">Le test de connexité consiste à effectuer le parcours du graphe à partir de chaque nœud et vérifier à chaque fois que le nombre d'éléments parcourus correspond au nombre de nœud dans le graphe.</text:p>
      <text:p text:style-name="P2">La complexité de l'algorithme est O(|N|² +|A|*|N|).</text:p>
      <text:h text:style-name="P13" text:outline-level="2">Test d'acyclicité</text:h>
      <text:p text:style-name="P2">Le test d'acyclicité est sûrement le test le plus coûteux en terme d'espace et de temps. Pour réaliser cette algorithme nous avons essayer de trouver une solution sans rechercher sur internet.</text:p>
      <text:p text:style-name="P2">Le test consiste donc, à partir de la liste des arcs , à trouver l'ensemble des nœuds qui sont accessible à partir de chaque noeud. Si un nœud a accès à lui-même alors le graphe est cyclique.</text:p>
      <text:p text:style-name="Text_20_body"><text:span text:style-name="T5">Pour cette algorithme on va parcourir la liste des arcs pour supprimer les boucles et ignorer les arcs multiples. Puis arc par arc, nous allons ajouter dans une HashMap de TreeSet notre ensemble nœud départ et nœud d'arrivée. La HashMap sera indicée par la valeur du nœud de départ et le TreeSet associé contient l'ensemble des nœuds qui lui sont accessibles au premier degré (ses fils directs en somme). Puis on parcourt cette structure et pour chaque nœud accessible </text:span><text:span text:style-name="T2">nA</text:span><text:span text:style-name="T5"> on ajoute au nœud de départ </text:span><text:span text:style-name="T2">nD </text:span><text:span text:style-name="T4"><text:s/>la liste des <text:s/>nœuds accessibles à partir de </text:span><text:span text:style-name="T2">nA</text:span><text:span text:style-name="T4">. L'algorithme s'arrête lorsque la structure n'évolue plus ou lorsque l'on a trouvé un cycle.</text:span></text:p>
      <text:p text:style-name="Text_20_body"><text:span text:style-name="T4">Le problème de cet algorithme est la difficulté à évaluer la complexité. Le coût temporel va énormément dépendre de la forme du graphe. Ainsi dans le cas d'un graphe linéaire (1-&gt;2, …, n-1-&gt;n), la complexité est de </text:span><text:span text:style-name="T4"><draw:frame draw:style-name="fr1" draw:name="Objet1" text:anchor-type="as-char" svg:width="1.907cm" svg:height="1.139cm" draw:z-index="1"><draw:object xlink:href="./Object 1" xlink:type="simple" xlink:show="embed" xlink:actuate="onLoad"/><draw:image xlink:href="./ObjectReplacements/Object 1" xlink:type="simple" xlink:show="embed" xlink:actuate="onLoad"/></draw:frame></text:span><text:span text:style-name="T4">où </text:span><text:span text:style-name="T4"><draw:frame draw:style-name="fr1" draw:name="Objet2" text:anchor-type="as-char" svg:width="3.986cm" svg:height="0.997cm" draw:z-index="2"><draw:object xlink:href="./Object 2" xlink:type="simple" xlink:show="embed" xlink:actuate="onLoad"/><draw:image xlink:href="./ObjectReplacements/Object 2" xlink:type="simple" xlink:show="embed" xlink:actuate="onLoad"/></draw:frame></text:span><text:span text:style-name="T4">avec </text:span><text:span text:style-name="T4"><draw:frame draw:style-name="fr1" draw:name="Objet3" text:anchor-type="as-char" svg:width="1.254cm" svg:height="0.529cm" draw:z-index="3"><draw:object xlink:href="./Object 3" xlink:type="simple" xlink:show="embed" xlink:actuate="onLoad"/><draw:image xlink:href="./ObjectReplacements/Object 3" xlink:type="simple" xlink:show="embed" xlink:actuate="onLoad"/></draw:frame></text:span><text:span text:style-name="T4">donc une suite qui avoisine la somme des carrés successifs </text:span><text:span text:style-name="T4"><draw:frame draw:style-name="fr1" draw:name="Objet4" text:anchor-type="as-char" svg:width="4.322cm" svg:height="1.139cm" draw:z-index="4"><draw:object xlink:href="./Object 4" xlink:type="simple" xlink:show="embed" xlink:actuate="onLoad"/><draw:image xlink:href="./ObjectReplacements/Object 4" xlink:type="simple" xlink:show="embed" xlink:actuate="onLoad"/></draw:frame></text:span><text:span text:style-name="T4">soit un O(n</text:span><text:span text:style-name="T6">3</text:span><text:span text:style-name="T7">). Le cas de complexité O(n</text:span><text:span text:style-name="T6">3</text:span><text:span text:style-name="T7">) semble être le pire cas mais il est malheureusement <text:s/>assez difficile de la prouver. </text:span><text:soft-page-break/><text:span text:style-name="T7">De plus cette complexité ne prend pas en compte une éventuelle copie des nœuds accessibles. Surtout que dans le cas d'un TreeSet la structure doit vérifier si l'élément est déjà présent.</text:span></text:p>
      <text:p text:style-name="P3">Un algorithme plus simple aurait été d'utiliser un des parcours du graphe pour voir si un nœud retrouvait un chemin vers lui-même et itérer sur chaque nœud. La complexité serait alors en O(|N|² +|A|*|N|) avec notre implémentation.</text:p>
      <text:p text:style-name="P3">Encore une fois l'algorithme n'a pas été changé par manque de temps.</text:p>
      <text:h text:style-name="Heading_20_1" text:outline-level="1">Benchmarks</text:h>
      <text:h text:style-name="Heading_20_2" text:outline-level="2">Type de graphe utilisé pour les tests de performances</text:h>
      <text:p text:style-name="Text_20_body">Les graphes contiendront 100, 500, 1000, 1500 et 2000 nœuds. Les graphes ont tous une structure commune.</text:p>
      <text:p text:style-name="Text_20_body">Si l'on numérote nos nœuds de 1 à n alors le graphe est défini tel que </text:p>
      <text:p text:style-name="Text_20_body"><draw:frame draw:style-name="fr1" draw:name="Objet6" text:anchor-type="as-char" svg:width="8.724cm" svg:height="0.508cm" draw:z-index="6"><draw:object xlink:href="./Object 6" xlink:type="simple" xlink:show="embed" xlink:actuate="onLoad"/><draw:image xlink:href="./ObjectReplacements/Object 6" xlink:type="simple" xlink:show="embed" xlink:actuate="onLoad"/></draw:frame></text:p>
      <text:p text:style-name="Text_20_body">Voici un exemple sur 4 nœuds :</text:p>
      <text:p text:style-name="Text_20_body"><draw:g text:anchor-type="paragraph" draw:z-index="5" draw:style-name="gr11"><draw:custom-shape draw:style-name="gr12" draw:text-style-name="P21" xml:id="id6" draw:id="id6" svg:width="0.5cm" svg:height="0.5cm" svg:x="0.002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21" xml:id="id9" draw:id="id9" svg:width="0.5cm" svg:height="0.5cm" svg:x="1.002cm" svg:y="1.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21" xml:id="id8" draw:id="id8" svg:width="0.5cm" svg:height="0.5cm" svg:x="2.002cm" svg:y="2.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21" xml:id="id7" draw:id="id7" svg:width="0.502cm" svg:height="0.5cm" svg:x="3.129cm" svg:y="3.15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 draw:text-style-name="P21" svg:x1="0.252cm" svg:y1="0.711cm" svg:x2="3.201cm" svg:y2="3.586cm" draw:start-shape="id6" draw:start-glue-point="8" draw:end-shape="id7" draw:end-glue-point="7" svg:d="m252 711v2875h2949"><text:p/></draw:connector><draw:connector draw:style-name="gr13" draw:text-style-name="P21" svg:x1="0.252cm" svg:y1="0.711cm" svg:x2="2.002cm" svg:y2="2.462cm" draw:start-shape="id6" draw:start-glue-point="8" draw:end-shape="id8" draw:end-glue-point="6" svg:d="m252 711v1751h1750"><text:p/></draw:connector><draw:connector draw:style-name="gr13" draw:text-style-name="P21" svg:x1="0.252cm" svg:y1="0.711cm" svg:x2="1.002cm" svg:y2="1.462cm" draw:start-shape="id6" draw:start-glue-point="8" draw:end-shape="id9" draw:end-glue-point="6" svg:d="m252 711v751h750"><text:p/></draw:connector><draw:connector draw:style-name="gr13" draw:text-style-name="P21" svg:x1="1.501cm" svg:y1="1.463cm" svg:x2="2.252cm" svg:y2="2.213cm" draw:start-shape="id9" draw:start-glue-point="10" draw:end-shape="id8" draw:end-glue-point="4" svg:d="m1501 1463h751v750"><text:p/></draw:connector><draw:connector draw:style-name="gr13" draw:text-style-name="P21" svg:x1="1.501cm" svg:y1="1.463cm" svg:x2="3.38cm" svg:y2="3.16cm" draw:start-shape="id9" draw:start-glue-point="10" draw:end-shape="id7" draw:end-glue-point="4" svg:d="m1501 1463h1879v1697"><text:p/></draw:connector><draw:connector draw:style-name="gr13" draw:text-style-name="P21" draw:type="line" svg:x1="2.429cm" svg:y1="2.639cm" svg:x2="3.201cm" svg:y2="3.231cm" draw:start-shape="id8" draw:start-glue-point="9" draw:end-shape="id7" draw:end-glue-point="5" svg:d="m2429 2639 772 592"><text:p/></draw:connector></draw:g></text:p>
      <text:p text:style-name="Text_20_body"/>
      <text:p text:style-name="Text_20_body"/>
      <text:p text:style-name="Text_20_body"/>
      <text:p text:style-name="Text_20_body"/>
      <text:p text:style-name="Text_20_body"/>
      <text:p text:style-name="Text_20_body">Il y aura donc au total <draw:frame draw:style-name="fr1" draw:name="Objet7" text:anchor-type="as-char" svg:width="1.233cm" svg:height="0.997cm" draw:z-index="8"><draw:object xlink:href="./Object 7" xlink:type="simple" xlink:show="embed" xlink:actuate="onLoad"/><draw:image xlink:href="./ObjectReplacements/Object 7" xlink:type="simple" xlink:show="embed" xlink:actuate="onLoad"/></draw:frame>arcs. Ce graphe a l'avantage d'être un cas assez long à traiter pour certains de nos tests. Nous nous sommes limiter à 2000 nœuds car au dessus de ça, la mémoire d'Eclipse <text:span text:style-name="T1">déborde</text:span><text:span text:style-name="T3">. Les tests ont d'ailleurs tous été effectués sur la même machine ; le Heap Space de Java étant fixé à 768Mo.</text:span></text:p>
      <text:h text:style-name="P12" text:outline-level="2">Benchmarks</text:h>
      <text:p text:style-name="Text_20_body"><text:span text:style-name="T3">Le tableau des résultats ainsi que les graphe de comparaison des temps entre les deux implémentations sont placés en annexe à la fin de ce rapport.</text:span></text:p>
      <text:p text:style-name="Text_20_body"><text:span text:style-name="T3">Il faut préciser que les tests effectuant la création/suppression des nœuds/arcs correspond à la création/suppression de l'ensemble des nœuds/arcs du graphe. La complexité de l'algorithme est alors multiplié par un facteur qui correspond au nombre de nœuds/arcs. De plus le nombre d'arcs est quadratique par rapport au nombre de nœuds.</text:span></text:p>
      <text:p text:style-name="P1">Ces résultats mettent très clairement en évidence les algorithmes qui mériteraient d'être modifiés tel que l'acyclicité ou l'ajoute d'arc pour l'implémentation en liste. Mais ces problèmes ont déjà été évoqués.</text:p>
      <text:p text:style-name="P1">Ce que l'on constate par ailleurs, c'est la rapidité d'accès de la matrice par rapport à la liste. L'accès à un arc, la suppression d'un arc, d'un nœud ou l'accès au prédécesseurs est très faible voire négligeable sur la matrice ; en contrepartie celle-ci va consommer un espace extrêmement important <text:s/>en mémoire. Et chaque ajout de nœud coûtera de plus en plus cher en mémoire. L'implémentation en liste à l'avantage d'être plus modulable</text:p>
      <text:p text:style-name="P1"/>
      <text:h text:style-name="P14" text:outline-level="1">Annexe</text:h>
      <text:h text:style-name="Heading_20_2" text:outline-level="2">Annexe 1 :Tableau des résultats</text:h>
      <text:p text:style-name="Text_20_body"><draw:frame draw:style-name="fr2" draw:name="Objet8" text:anchor-type="paragraph" svg:x="0.259cm" svg:y="0.18cm" svg:width="15.635cm" svg:height="15.296cm" draw:z-index="9"><draw:object xlink:href="./Object 8" xlink:type="simple" xlink:show="embed" xlink:actuate="onLoad"/><draw:image xlink:href="./ObjectReplacements/Object 8" xlink:type="simple" xlink:show="embed" xlink:actuate="onLoad"/></draw:frame></text:p>
      <text:p text:style-name="P4"/>
      <text:h text:style-name="Heading_20_2" text:outline-level="2">Annexe 2 : Graphes de comparaison</text:h>
      <text:p text:style-name="Text_20_body"><draw:frame draw:style-name="fr2" draw:name="Objet9" text:anchor-type="paragraph" svg:x="0.695cm" svg:y="-0.005cm" svg:width="12.391cm" svg:height="7.361cm" draw:z-index="10"><draw:object xlink:href="./Object 9" xlink:type="simple" xlink:show="embed" xlink:actuate="onLoad"/><draw:image xlink:href="./ObjectReplacements/Object 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Objet10" text:anchor-type="paragraph" svg:x="-0.004cm" svg:y="-0.161cm" svg:width="13.201cm" svg:height="7.433cm" draw:z-index="11"><draw:object xlink:href="./Object 10" xlink:type="simple" xlink:show="embed" xlink:actuate="onLoad"/><draw:image xlink:href="./ObjectReplacements/Object 10"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Objet11" text:anchor-type="paragraph" svg:x="0.062cm" svg:y="0.434cm" svg:width="14.22cm" svg:height="8.447cm" draw:z-index="12"><draw:object xlink:href="./Object 11" xlink:type="simple" xlink:show="embed" xlink:actuate="onLoad"/><draw:image xlink:href="./ObjectReplacements/Object 11" xlink:type="simple" xlink:show="embed" xlink:actuate="onLoad"/></draw:frame></text:p>
      <text:p text:style-name="Text_20_body"/>
      <text:p text:style-name="Text_20_body"/>
      <text:p text:style-name="Text_20_body"/>
      <text:p text:style-name="Text_20_body"/>
      <text:p text:style-name="P4"/>
      <text:p text:style-name="Text_20_body"><draw:frame draw:style-name="fr2" draw:name="Objet12" text:anchor-type="paragraph" svg:x="-0.009cm" svg:y="0cm" svg:width="14.187cm" svg:height="7.989cm" draw:z-index="13"><draw:object xlink:href="./Object 12" xlink:type="simple" xlink:show="embed" xlink:actuate="onLoad"/><draw:image xlink:href="./ObjectReplacements/Object 1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Objet13" text:anchor-type="paragraph" svg:x="0.009cm" svg:y="0cm" svg:width="14.06cm" svg:height="7.415cm" draw:z-index="14"><draw:object xlink:href="./Object 13" xlink:type="simple" xlink:show="embed" xlink:actuate="onLoad"/><draw:image xlink:href="./ObjectReplacements/Object 13"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Objet14" text:anchor-type="paragraph" svg:x="0.042cm" svg:y="0.346cm" svg:width="13.783cm" svg:height="6.936cm" draw:z-index="15"><draw:object xlink:href="./Object 14" xlink:type="simple" xlink:show="embed" xlink:actuate="onLoad"/><draw:image xlink:href="./ObjectReplacements/Object 14"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Objet15" text:anchor-type="paragraph" svg:x="0cm" svg:y="0.086cm" svg:width="12.418cm" svg:height="7.375cm" draw:z-index="16"><draw:object xlink:href="./Object 15" xlink:type="simple" xlink:show="embed" xlink:actuate="onLoad"/><draw:image xlink:href="./ObjectReplacements/Object 15"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Objet18" text:anchor-type="paragraph" svg:x="-0.113cm" svg:y="10.232cm" svg:width="12.529cm" svg:height="7.444cm" draw:z-index="19"><draw:object xlink:href="./Object 18" xlink:type="simple" xlink:show="embed" xlink:actuate="onLoad"/><draw:image xlink:href="./ObjectReplacements/Object 18" xlink:type="simple" xlink:show="embed" xlink:actuate="onLoad"/></draw:frame><draw:frame draw:style-name="fr2" draw:name="Objet16" text:anchor-type="paragraph" svg:x="0cm" svg:y="3.177cm" svg:width="12.532cm" svg:height="7.057cm" draw:z-index="17"><draw:object xlink:href="./Object 16" xlink:type="simple" xlink:show="embed" xlink:actuate="onLoad"/><draw:image xlink:href="./ObjectReplacements/Object 16" xlink:type="simple" xlink:show="embed" xlink:actuate="onLoad"/></draw:frame></text:p>
      <text:p text:style-name="P4"><draw:frame draw:style-name="fr2" draw:name="Objet17" text:anchor-type="paragraph" svg:x="0.064cm" svg:y="0.062cm" svg:width="12.527cm" svg:height="7.44cm" draw:z-index="18"><draw:object xlink:href="./Object 17" xlink:type="simple" xlink:show="embed" xlink:actuate="onLoad"/><draw:image xlink:href="./ObjectReplacements/Object 1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1" style:family="paragraph" style:parent-style-name="Heading_20_1" style:default-outline-level="" style:list-style-name="Numbering_20_1"/>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meta:initial-creator>
    <meta:creation-date>2011-11-03T19:04:56</meta:creation-date>
    <dc:date>2011-11-09T00:10:26</dc:date>
    <dc:creator>Romain </dc:creator>
    <meta:editing-duration>PT11H37M9S</meta:editing-duration>
    <meta:editing-cycles>17</meta:editing-cycles>
    <meta:generator>LibreOffice/3.3$Unix LibreOffice_project/330m19$Build-401</meta:generator>
    <meta:document-statistic meta:table-count="0" meta:image-count="0" meta:object-count="18" meta:page-count="12" meta:paragraph-count="118" meta:word-count="2178" meta:character-count="12959"/>
  </office:meta>
</office:document-meta>
</file>

<file path=Object 1/content.xml><?xml version="1.0" encoding="utf-8"?>
<math xmlns="http://www.w3.org/1998/Math/MathML">
  <semantics>
    <mrow>
      <mi mathvariant="italic">n²</mi>
      <mo stretchy="false">+</mo>
      <mrow>
        <munderover>
          <mo stretchy="false">∑</mo>
          <mn>0</mn>
          <mrow>
            <mi>n</mi>
            <mo stretchy="false">−</mo>
            <mn>1</mn>
          </mrow>
        </munderover>
        <msub>
          <mi>U</mi>
          <mi>i</mi>
        </msub>
      </mrow>
    </mrow>
    <annotation encoding="StarMath 5.0">n²+ sum from{0} to{n-1} U_i</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cm" svg:height="7.432cm" xlink:href="." xlink:type="simple" chart:class="chart:line" chart:style-name="ch1">
        <chart:title svg:x="4.757cm" svg:y="0.284cm" chart:style-name="ch2">
          <text:p>Création des arcs</text:p>
        </chart:title>
        <chart:legend chart:legend-position="end" svg:x="11.253cm" svg:y="3.196cm" chart:style-name="ch3"/>
        <chart:plot-area chart:style-name="ch4" chart:data-source-has-labels="both" svg:x="1.275cm" svg:y="1.507cm" svg:width="9.45cm" svg:height="4.796cm">
          <chartooo:coordinate-region svg:x="2.452cm" svg:y="1.707cm" svg:width="7.901cm" svg:height="3.949cm"/>
          <chart:axis chart:dimension="x" chart:name="primary-x" chart:style-name="ch5">
            <chart:title svg:x="5.374cm" svg:y="6.451cm" chart:style-name="ch6">
              <text:p>Noeuds</text:p>
            </chart:title>
            <chart:categories table:cell-range-address="local-table.$B$1:.$F$1"/>
          </chart:axis>
          <chart:axis chart:dimension="y" chart:name="primary-y" chart:style-name="ch5">
            <chart:title svg:x="0.451cm" svg:y="4.915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46">
                <text:p>46</text:p>
              </table:table-cell>
              <table:table-cell office:value-type="float" office:value="235">
                <text:p>235</text:p>
              </table:table-cell>
              <table:table-cell office:value-type="float" office:value="1481">
                <text:p>1481</text:p>
              </table:table-cell>
              <table:table-cell office:value-type="float" office:value="4944">
                <text:p>4944</text:p>
              </table:table-cell>
              <table:table-cell office:value-type="float" office:value="11303">
                <text:p>11303</text:p>
              </table:table-cell>
            </table:table-row>
            <table:table-row>
              <table:table-cell office:value-type="string">
                <text:p>Matrice</text:p>
              </table:table-cell>
              <table:table-cell office:value-type="float" office:value="9">
                <text:p>9</text:p>
              </table:table-cell>
              <table:table-cell office:value-type="float" office:value="42">
                <text:p>42</text:p>
              </table:table-cell>
              <table:table-cell office:value-type="float" office:value="128">
                <text:p>128</text:p>
              </table:table-cell>
              <table:table-cell office:value-type="float" office:value="194">
                <text:p>194</text:p>
              </table:table-cell>
              <table:table-cell office:value-type="float" office:value="234">
                <text:p>23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2cm" svg:height="8.447cm" xlink:href="." xlink:type="simple" chart:class="chart:line" chart:style-name="ch1">
        <chart:title svg:x="6.061cm" svg:y="0.304cm" chart:style-name="ch2">
          <text:p>Acyclicité</text:p>
        </chart:title>
        <chart:legend chart:legend-position="end" svg:x="12.273cm" svg:y="3.703cm" chart:style-name="ch3"/>
        <chart:plot-area chart:style-name="ch4" chart:data-source-has-labels="both" svg:x="1.295cm" svg:y="1.587cm" svg:width="10.41cm" svg:height="5.711cm">
          <chartooo:coordinate-region svg:x="2.657cm" svg:y="1.786cm" svg:width="8.676cm" svg:height="4.865cm"/>
          <chart:axis chart:dimension="x" chart:name="primary-x" chart:style-name="ch5">
            <chart:title svg:x="5.874cm" svg:y="7.466cm" chart:style-name="ch6">
              <text:p>Noeuds</text:p>
            </chart:title>
            <chart:categories table:cell-range-address="local-table.$B$1:.$F$1"/>
          </chart:axis>
          <chart:axis chart:dimension="y" chart:name="primary-y" chart:style-name="ch5">
            <chart:title svg:x="0.451cm" svg:y="5.452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73">
                <text:p>73</text:p>
              </table:table-cell>
              <table:table-cell office:value-type="float" office:value="2446">
                <text:p>2446</text:p>
              </table:table-cell>
              <table:table-cell office:value-type="float" office:value="18434">
                <text:p>18434</text:p>
              </table:table-cell>
              <table:table-cell office:value-type="float" office:value="67283">
                <text:p>67283</text:p>
              </table:table-cell>
              <table:table-cell office:value-type="float" office:value="151267">
                <text:p>151267</text:p>
              </table:table-cell>
            </table:table-row>
            <table:table-row>
              <table:table-cell office:value-type="string">
                <text:p>Matrice</text:p>
              </table:table-cell>
              <table:table-cell office:value-type="float" office:value="82">
                <text:p>82</text:p>
              </table:table-cell>
              <table:table-cell office:value-type="float" office:value="2531">
                <text:p>2531</text:p>
              </table:table-cell>
              <table:table-cell office:value-type="float" office:value="19594">
                <text:p>19594</text:p>
              </table:table-cell>
              <table:table-cell office:value-type="float" office:value="67823">
                <text:p>67823</text:p>
              </table:table-cell>
              <table:table-cell office:value-type="float" office:value="160414">
                <text:p>1604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86cm" svg:height="7.988cm" xlink:href="." xlink:type="simple" chart:class="chart:line" chart:style-name="ch1">
        <chart:title svg:x="5.607cm" svg:y="0.295cm" chart:style-name="ch2">
          <text:p>Liste des arcs</text:p>
        </chart:title>
        <chart:legend chart:legend-position="end" svg:x="12.239cm" svg:y="3.474cm" chart:style-name="ch3"/>
        <chart:plot-area chart:style-name="ch4" chart:data-source-has-labels="both" svg:x="1.294cm" svg:y="1.551cm" svg:width="10.379cm" svg:height="5.297cm">
          <chartooo:coordinate-region svg:x="2.286cm" svg:y="1.75cm" svg:width="9.015cm" svg:height="4.451cm"/>
          <chart:axis chart:dimension="x" chart:name="primary-x" chart:style-name="ch5">
            <chart:title svg:x="5.857cm" svg:y="7.007cm" chart:style-name="ch6">
              <text:p>Noeuds</text:p>
            </chart:title>
            <chart:categories table:cell-range-address="local-table.$B$1:.$F$1"/>
          </chart:axis>
          <chart:axis chart:dimension="y" chart:name="primary-y" chart:style-name="ch5">
            <chart:title svg:x="0.451cm" svg:y="5.209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5">
                <text:p>5</text:p>
              </table:table-cell>
              <table:table-cell office:value-type="float" office:value="42">
                <text:p>42</text:p>
              </table:table-cell>
              <table:table-cell office:value-type="float" office:value="86">
                <text:p>86</text:p>
              </table:table-cell>
              <table:table-cell office:value-type="float" office:value="120">
                <text:p>120</text:p>
              </table:table-cell>
              <table:table-cell office:value-type="float" office:value="620">
                <text:p>620</text:p>
              </table:table-cell>
            </table:table-row>
            <table:table-row>
              <table:table-cell office:value-type="string">
                <text:p>Matrice</text:p>
              </table:table-cell>
              <table:table-cell office:value-type="float" office:value="6">
                <text:p>6</text:p>
              </table:table-cell>
              <table:table-cell office:value-type="float" office:value="69">
                <text:p>69</text:p>
              </table:table-cell>
              <table:table-cell office:value-type="float" office:value="102">
                <text:p>102</text:p>
              </table:table-cell>
              <table:table-cell office:value-type="float" office:value="223">
                <text:p>223</text:p>
              </table:table-cell>
              <table:table-cell office:value-type="float" office:value="2476">
                <text:p>247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59cm" svg:height="7.415cm" xlink:href="." xlink:type="simple" chart:class="chart:line" chart:style-name="ch1">
        <chart:title svg:x="5.954cm" svg:y="0.284cm" chart:style-name="ch2">
          <text:p>Connexité</text:p>
        </chart:title>
        <chart:legend chart:legend-position="end" svg:x="12.112cm" svg:y="3.187cm" chart:style-name="ch3"/>
        <chart:plot-area chart:style-name="ch4" chart:data-source-has-labels="both" svg:x="1.292cm" svg:y="1.507cm" svg:width="10.258cm" svg:height="4.779cm">
          <chartooo:coordinate-region svg:x="2.284cm" svg:y="1.706cm" svg:width="8.894cm" svg:height="3.933cm"/>
          <chart:axis chart:dimension="x" chart:name="primary-x" chart:style-name="ch5">
            <chart:title svg:x="5.795cm" svg:y="6.434cm" chart:style-name="ch6">
              <text:p>Noeuds</text:p>
            </chart:title>
            <chart:categories table:cell-range-address="local-table.$B$1:.$F$1"/>
          </chart:axis>
          <chart:axis chart:dimension="y" chart:name="primary-y" chart:style-name="ch5">
            <chart:title svg:x="0.451cm" svg:y="4.906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7">
                <text:p>7</text:p>
              </table:table-cell>
              <table:table-cell office:value-type="float" office:value="74">
                <text:p>74</text:p>
              </table:table-cell>
              <table:table-cell office:value-type="float" office:value="190">
                <text:p>190</text:p>
              </table:table-cell>
              <table:table-cell office:value-type="float" office:value="387">
                <text:p>387</text:p>
              </table:table-cell>
              <table:table-cell office:value-type="float" office:value="835">
                <text:p>835</text:p>
              </table:table-cell>
            </table:table-row>
            <table:table-row>
              <table:table-cell office:value-type="string">
                <text:p>Matrice</text:p>
              </table:table-cell>
              <table:table-cell office:value-type="float" office:value="11">
                <text:p>11</text:p>
              </table:table-cell>
              <table:table-cell office:value-type="float" office:value="89">
                <text:p>89</text:p>
              </table:table-cell>
              <table:table-cell office:value-type="float" office:value="217">
                <text:p>217</text:p>
              </table:table-cell>
              <table:table-cell office:value-type="float" office:value="403">
                <text:p>403</text:p>
              </table:table-cell>
              <table:table-cell office:value-type="float" office:value="2882">
                <text:p>288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2cm" svg:height="6.935cm" xlink:href="." xlink:type="simple" chart:class="chart:line" chart:style-name="ch1">
        <chart:title svg:x="5.432cm" svg:y="0.274cm" chart:style-name="ch2">
          <text:p>Prédécesseur</text:p>
        </chart:title>
        <chart:legend chart:legend-position="end" svg:x="11.835cm" svg:y="2.947cm" chart:style-name="ch3"/>
        <chart:plot-area chart:style-name="ch4" chart:data-source-has-labels="both" svg:x="1.286cm" svg:y="1.467cm" svg:width="9.999cm" svg:height="4.349cm">
          <chartooo:coordinate-region svg:x="2.093cm" svg:y="1.666cm" svg:width="8.82cm" svg:height="3.503cm"/>
          <chart:axis chart:dimension="x" chart:name="primary-x" chart:style-name="ch5">
            <chart:title svg:x="5.659cm" svg:y="5.954cm" chart:style-name="ch6">
              <text:p>Noeuds</text:p>
            </chart:title>
            <chart:categories table:cell-range-address="local-table.$B$1:.$F$1"/>
          </chart:axis>
          <chart:axis chart:dimension="y" chart:name="primary-y" chart:style-name="ch5">
            <chart:title svg:x="0.451cm" svg:y="4.651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1">
                <text:p>1</text:p>
              </table:table-cell>
              <table:table-cell office:value-type="float" office:value="25">
                <text:p>25</text:p>
              </table:table-cell>
              <table:table-cell office:value-type="float" office:value="32">
                <text:p>32</text:p>
              </table:table-cell>
              <table:table-cell office:value-type="float" office:value="55">
                <text:p>55</text:p>
              </table:table-cell>
              <table:table-cell office:value-type="float" office:value="89">
                <text:p>89</text:p>
              </table:table-cell>
            </table:table-row>
            <table:table-row>
              <table:table-cell office:value-type="string">
                <text:p>Matric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17cm" svg:height="7.374cm" xlink:href="." xlink:type="simple" chart:class="chart:line" chart:style-name="ch1">
        <chart:title svg:x="4.749cm" svg:y="0.283cm" chart:style-name="ch2">
          <text:p>Prédécesseur</text:p>
        </chart:title>
        <chart:legend chart:legend-position="end" svg:x="10.47cm" svg:y="3.167cm" chart:style-name="ch3"/>
        <chart:plot-area chart:style-name="ch4" chart:data-source-has-labels="both" svg:x="1.259cm" svg:y="1.503cm" svg:width="8.715cm" svg:height="4.743cm">
          <chartooo:coordinate-region svg:x="2.066cm" svg:y="1.702cm" svg:width="7.536cm" svg:height="3.897cm"/>
          <chart:axis chart:dimension="x" chart:name="primary-x" chart:style-name="ch5">
            <chart:title svg:x="4.99cm" svg:y="6.393cm" chart:style-name="ch6">
              <text:p>Noeuds</text:p>
            </chart:title>
            <chart:categories table:cell-range-address="local-table.$B$1:.$F$1"/>
          </chart:axis>
          <chart:axis chart:dimension="y" chart:name="primary-y" chart:style-name="ch5">
            <chart:title svg:x="0.451cm" svg:y="4.884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1">
                <text:p>1</text:p>
              </table:table-cell>
              <table:table-cell office:value-type="float" office:value="25">
                <text:p>25</text:p>
              </table:table-cell>
              <table:table-cell office:value-type="float" office:value="32">
                <text:p>32</text:p>
              </table:table-cell>
              <table:table-cell office:value-type="float" office:value="55">
                <text:p>55</text:p>
              </table:table-cell>
              <table:table-cell office:value-type="float" office:value="89">
                <text:p>89</text:p>
              </table:table-cell>
            </table:table-row>
            <table:table-row>
              <table:table-cell office:value-type="string">
                <text:p>Matric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532cm" svg:height="7.057cm" xlink:href="." xlink:type="simple" chart:class="chart:line" chart:style-name="ch1">
        <chart:title svg:x="4.026cm" svg:y="0.277cm" chart:style-name="ch2">
          <text:p>Suppression des arcs</text:p>
        </chart:title>
        <chart:legend chart:legend-position="end" svg:x="10.585cm" svg:y="3.008cm" chart:style-name="ch3"/>
        <chart:plot-area chart:style-name="ch4" chart:data-source-has-labels="both" svg:x="1.261cm" svg:y="1.479cm" svg:width="8.824cm" svg:height="4.456cm">
          <chartooo:coordinate-region svg:x="2.438cm" svg:y="1.678cm" svg:width="7.275cm" svg:height="3.61cm"/>
          <chart:axis chart:dimension="x" chart:name="primary-x" chart:style-name="ch5">
            <chart:title svg:x="5.047cm" svg:y="6.076cm" chart:style-name="ch6">
              <text:p>Noeuds</text:p>
            </chart:title>
            <chart:categories table:cell-range-address="local-table.$B$1:.$F$1"/>
          </chart:axis>
          <chart:axis chart:dimension="y" chart:name="primary-y" chart:style-name="ch5">
            <chart:title svg:x="0.451cm" svg:y="4.717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33">
                <text:p>33</text:p>
              </table:table-cell>
              <table:table-cell office:value-type="float" office:value="192">
                <text:p>192</text:p>
              </table:table-cell>
              <table:table-cell office:value-type="float" office:value="1119">
                <text:p>1119</text:p>
              </table:table-cell>
              <table:table-cell office:value-type="float" office:value="3756">
                <text:p>3756</text:p>
              </table:table-cell>
              <table:table-cell office:value-type="float" office:value="9583">
                <text:p>9583</text:p>
              </table:table-cell>
            </table:table-row>
            <table:table-row>
              <table:table-cell office:value-type="string">
                <text:p>Matrice</text:p>
              </table:table-cell>
              <table:table-cell office:value-type="float" office:value="3">
                <text:p>3</text:p>
              </table:table-cell>
              <table:table-cell office:value-type="float" office:value="26">
                <text:p>26</text:p>
              </table:table-cell>
              <table:table-cell office:value-type="float" office:value="57">
                <text:p>57</text:p>
              </table:table-cell>
              <table:table-cell office:value-type="float" office:value="64">
                <text:p>64</text:p>
              </table:table-cell>
              <table:table-cell office:value-type="float" office:value="151">
                <text:p>15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526cm" svg:height="7.439cm" xlink:href="." xlink:type="simple" chart:class="chart:line" chart:style-name="ch1">
        <chart:title svg:x="5.756cm" svg:y="0.284cm" chart:style-name="ch2">
          <text:p>BFS</text:p>
        </chart:title>
        <chart:legend chart:legend-position="end" svg:x="10.579cm" svg:y="3.199cm" chart:style-name="ch3"/>
        <chart:plot-area chart:style-name="ch4" chart:data-source-has-labels="both" svg:x="1.261cm" svg:y="1.507cm" svg:width="8.818cm" svg:height="4.803cm">
          <chartooo:coordinate-region svg:x="2.253cm" svg:y="1.706cm" svg:width="7.455cm" svg:height="3.957cm"/>
          <chart:axis chart:dimension="x" chart:name="primary-x" chart:style-name="ch5">
            <chart:title svg:x="5.044cm" svg:y="6.458cm" chart:style-name="ch6">
              <text:p>Noeuds</text:p>
            </chart:title>
            <chart:categories table:cell-range-address="local-table.$B$1:.$F$1"/>
          </chart:axis>
          <chart:axis chart:dimension="y" chart:name="primary-y" chart:style-name="ch5">
            <chart:title svg:x="0.451cm" svg:y="4.918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6">
                <text:p>6</text:p>
              </table:table-cell>
              <table:table-cell office:value-type="float" office:value="90">
                <text:p>90</text:p>
              </table:table-cell>
              <table:table-cell office:value-type="float" office:value="119">
                <text:p>119</text:p>
              </table:table-cell>
              <table:table-cell office:value-type="float" office:value="138">
                <text:p>138</text:p>
              </table:table-cell>
              <table:table-cell office:value-type="float" office:value="1940">
                <text:p>1940</text:p>
              </table:table-cell>
            </table:table-row>
            <table:table-row>
              <table:table-cell office:value-type="string">
                <text:p>Matrice</text:p>
              </table:table-cell>
              <table:table-cell office:value-type="float" office:value="12">
                <text:p>12</text:p>
              </table:table-cell>
              <table:table-cell office:value-type="float" office:value="67">
                <text:p>67</text:p>
              </table:table-cell>
              <table:table-cell office:value-type="float" office:value="128">
                <text:p>128</text:p>
              </table:table-cell>
              <table:table-cell office:value-type="float" office:value="168">
                <text:p>168</text:p>
              </table:table-cell>
              <table:table-cell office:value-type="float" office:value="307">
                <text:p>30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528cm" svg:height="7.443cm" xlink:href="." xlink:type="simple" chart:class="chart:line" chart:style-name="ch1">
        <chart:title svg:x="3.773cm" svg:y="0.284cm" chart:style-name="ch2">
          <text:p>Suppression des nœuds</text:p>
        </chart:title>
        <chart:legend chart:legend-position="end" svg:x="10.581cm" svg:y="3.201cm" chart:style-name="ch3"/>
        <chart:plot-area chart:style-name="ch4" chart:data-source-has-labels="both" svg:x="1.261cm" svg:y="1.507cm" svg:width="8.82cm" svg:height="4.807cm">
          <chartooo:coordinate-region svg:x="2.438cm" svg:y="1.706cm" svg:width="7.271cm" svg:height="3.961cm"/>
          <chart:axis chart:dimension="x" chart:name="primary-x" chart:style-name="ch5">
            <chart:title svg:x="5.045cm" svg:y="6.462cm" chart:style-name="ch6">
              <text:p>Noeuds</text:p>
            </chart:title>
            <chart:categories table:cell-range-address="local-table.$B$1:.$F$1"/>
          </chart:axis>
          <chart:axis chart:dimension="y" chart:name="primary-y" chart:style-name="ch5">
            <chart:title svg:x="0.451cm" svg:y="4.92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58">
                <text:p>58</text:p>
              </table:table-cell>
              <table:table-cell office:value-type="float" office:value="1243">
                <text:p>1243</text:p>
              </table:table-cell>
              <table:table-cell office:value-type="float" office:value="7737">
                <text:p>7737</text:p>
              </table:table-cell>
              <table:table-cell office:value-type="float" office:value="24674">
                <text:p>24674</text:p>
              </table:table-cell>
              <table:table-cell office:value-type="float" office:value="60565">
                <text:p>60565</text:p>
              </table:table-cell>
            </table:table-row>
            <table:table-row>
              <table:table-cell office:value-type="string">
                <text:p>Matrice</text:p>
              </table:table-cell>
              <table:table-cell office:value-type="float" office:value="6">
                <text:p>6</text:p>
              </table:table-cell>
              <table:table-cell office:value-type="float" office:value="44">
                <text:p>44</text:p>
              </table:table-cell>
              <table:table-cell office:value-type="float" office:value="532">
                <text:p>532</text:p>
              </table:table-cell>
              <table:table-cell office:value-type="float" office:value="2138">
                <text:p>2138</text:p>
              </table:table-cell>
              <table:table-cell office:value-type="float" office:value="5214">
                <text:p>521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math xmlns="http://www.w3.org/1998/Math/MathML">
  <semantics>
    <mrow>
      <mrow>
        <msub>
          <mi>U</mi>
          <mi>i</mi>
        </msub>
        <mo stretchy="false">=</mo>
        <mrow>
          <mrow>
            <msub>
              <mi>U</mi>
              <mrow>
                <mi>i</mi>
                <mo stretchy="false">−</mo>
                <mn>1</mn>
              </mrow>
            </msub>
            <mo stretchy="false">+</mo>
            <mi>i</mi>
          </mrow>
          <mo stretchy="false">−</mo>
          <mn>1</mn>
        </mrow>
      </mrow>
      <mo stretchy="false">=</mo>
      <mfrac>
        <mrow>
          <mi mathvariant="italic">i²</mi>
          <mo stretchy="false">−</mo>
          <mi>i</mi>
        </mrow>
        <mn>2</mn>
      </mfrac>
    </mrow>
    <annotation encoding="StarMath 5.0">U_i = U_{i-1} + i-1 = {i² - i} over {2} </annotation>
  </semantics>
</math>
</file>

<file path=Object 3/content.xml><?xml version="1.0" encoding="utf-8"?>
<math xmlns="http://www.w3.org/1998/Math/MathML">
  <semantics>
    <mrow>
      <msub>
        <mi>U</mi>
        <mn>0</mn>
      </msub>
      <mo stretchy="false">=</mo>
      <mn>0</mn>
    </mrow>
    <annotation encoding="StarMath 5.0">U_0 = 0
</annotation>
  </semantics>
</math>
</file>

<file path=Object 4/content.xml><?xml version="1.0" encoding="utf-8"?>
<math xmlns="http://www.w3.org/1998/Math/MathML">
  <semantics>
    <mrow>
      <mrow>
        <munderover>
          <mo stretchy="false">∑</mo>
          <mn>0</mn>
          <mrow>
            <mi>n</mi>
            <mo stretchy="false">−</mo>
            <mn>1</mn>
          </mrow>
        </munderover>
        <msub>
          <mi>U</mi>
          <mi>i</mi>
        </msub>
      </mrow>
      <mo stretchy="false">≈</mo>
      <mfrac>
        <mrow>
          <mi>n</mi>
          <mrow>
            <mo stretchy="false">(</mo>
            <mrow>
              <mi>n</mi>
              <mo stretchy="false">+</mo>
              <mn>1</mn>
            </mrow>
            <mo stretchy="false">)</mo>
          </mrow>
          <mrow>
            <mo stretchy="false">(</mo>
            <mrow>
              <mn>2n</mn>
              <mo stretchy="false">+</mo>
              <mn>1</mn>
            </mrow>
            <mo stretchy="false">)</mo>
          </mrow>
        </mrow>
        <mn>6</mn>
      </mfrac>
    </mrow>
    <annotation encoding="StarMath 5.0">sum from{0} to{n-1} U_i  approx {n(n+1)(2n+1)} over {6}     </annotation>
  </semantics>
</math>
</file>

<file path=Object 5/content.xml><?xml version="1.0" encoding="utf-8"?>
<math xmlns="http://www.w3.org/1998/Math/MathML">
  <semantics>
    <mrow>
      <mrow>
        <mfrac>
          <mi mathvariant="italic">a²</mi>
          <mn>2</mn>
        </mfrac>
        <mo stretchy="false">+</mo>
        <mi>a</mi>
      </mrow>
      <mo stretchy="false">+</mo>
      <mi>n</mi>
    </mrow>
    <annotation encoding="StarMath 5.0">{a²} over {2} +a+n
</annotation>
  </semantics>
</math>
</file>

<file path=Object 6/content.xml><?xml version="1.0" encoding="utf-8"?>
<math xmlns="http://www.w3.org/1998/Math/MathML">
  <semantics>
    <mrow>
      <mo stretchy="false">∀</mo>
      <mrow>
        <mi>i</mi>
        <mo stretchy="false">∈</mo>
        <mi mathvariant="italic">Noeuds</mi>
      </mrow>
      <mi>,</mi>
      <mo stretchy="false">∀</mo>
      <mrow>
        <mi>j</mi>
        <mo stretchy="false">∈</mo>
        <mi mathvariant="italic">Noeuds</mi>
      </mrow>
      <mi>,</mi>
      <mrow>
        <mi>i</mi>
        <mo stretchy="false">&lt;</mo>
        <mi>j</mi>
      </mrow>
      <mo stretchy="false">⇔</mo>
      <mo stretchy="false">{</mo>
      <mo stretchy="false">∃</mo>
      <mrow>
        <mrow>
          <mo stretchy="false">(</mo>
          <mrow>
            <mi>i</mi>
            <mo stretchy="false">→</mo>
            <mi>j</mi>
          </mrow>
          <mo stretchy="false">)</mo>
        </mrow>
        <mo stretchy="false">∈</mo>
        <mi mathvariant="italic">Arcs</mi>
      </mrow>
    </mrow>
    <annotation encoding="StarMath 5.0">forall i  in Noeuds, forall j in Noeuds, i&lt;j   dlrarrow    \{ exists (i toward j ) in Arcs  
</annotation>
  </semantics>
</math>
</file>

<file path=Object 7/content.xml><?xml version="1.0" encoding="utf-8"?>
<math xmlns="http://www.w3.org/1998/Math/MathML">
  <semantics>
    <mfrac>
      <mrow>
        <mi mathvariant="italic">n²</mi>
        <mo stretchy="false">−</mo>
        <mi>n</mi>
      </mrow>
      <mn>2</mn>
    </mfrac>
    <annotation encoding="StarMath 5.0">{n²-n} over {2}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6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88cm solid #000000" fo:border-right="0.088cm solid #000000" fo:border-top="0.088cm solid #000000"/>
    </style:style>
    <style:style style:name="ce10" style:family="table-cell" style:parent-style-name="Default">
      <style:table-cell-properties fo:border-bottom="none" fo:border-left="none" fo:border-right="0.088cm solid #000000" fo:border-top="0.088cm solid #000000"/>
    </style:style>
    <style:style style:name="ce11" style:family="table-cell" style:parent-style-name="Default">
      <style:table-cell-properties fo:border-bottom="0.088cm solid #000000" fo:border-left="none" fo:border-right="0.088cm solid #000000" fo:border-top="none"/>
    </style:style>
    <style:style style:name="ce12" style:family="table-cell" style:parent-style-name="Default">
      <style:table-cell-properties fo:border-bottom="none" fo:border-left="none" fo:border-right="0.088cm solid #000000" fo:border-top="none"/>
    </style:style>
    <style:style style:name="ce2" style:family="table-cell" style:parent-style-name="Default">
      <style:table-cell-properties fo:border-bottom="none" fo:border-left="0.088cm solid #000000" fo:border-right="0.088cm solid #000000" fo:border-top="none"/>
    </style:style>
    <style:style style:name="ce3" style:family="table-cell" style:parent-style-name="Default">
      <style:table-cell-properties fo:border-bottom="0.088cm solid #000000" fo:border-left="0.088cm solid #000000" fo:border-right="0.088cm solid #000000" fo:border-top="none"/>
    </style:style>
    <style:style style:name="ce4" style:family="table-cell" style:parent-style-name="Default">
      <style:table-cell-properties fo:border-bottom="none" style:text-align-source="fix" style:repeat-content="false" fo:border-left="0.088cm solid #000000" fo:border-right="0.088cm solid #000000" fo:border-top="0.088cm solid #000000"/>
      <style:paragraph-properties fo:text-align="center" fo:margin-left="0cm"/>
    </style:style>
    <style:style style:name="ce5" style:family="table-cell" style:parent-style-name="Default">
      <style:table-cell-properties fo:border-bottom="0.088cm solid #000000" fo:border-left="0.088cm solid #000000" fo:border-right="none" fo:border-top="none"/>
    </style:style>
    <style:style style:name="ce6" style:family="table-cell" style:parent-style-name="Default">
      <style:table-cell-properties fo:border-bottom="none" fo:border-left="0.088cm solid #000000" fo:border-right="none" fo:border-top="none"/>
    </style:style>
    <style:style style:name="ce7" style:family="table-cell" style:parent-style-name="Default">
      <style:table-cell-properties fo:border-bottom="none" fo:border-left="none" fo:border-right="none" fo:border-top="0.088cm solid #000000"/>
    </style:style>
    <style:style style:name="ce8" style:family="table-cell" style:parent-style-name="Default">
      <style:table-cell-properties fo:border-bottom="0.088cm solid #000000" fo:border-left="none" fo:border-right="none" fo:border-top="none"/>
    </style:style>
    <style:style style:name="ce9" style:family="table-cell" style:parent-style-name="Default">
      <style:text-properties fo:color="#00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2" table:style-name="ta1" table:print="false">
        <table:table-column table:style-name="co1" table:default-cell-style-name="ce2"/>
        <table:table-column table:style-name="co2" table:default-cell-style-name="ce6"/>
        <table:table-column table:style-name="co2" table:number-columns-repeated="3" table:default-cell-style-name="Default"/>
        <table:table-column table:style-name="co2" table:default-cell-style-name="ce12"/>
        <table:table-row table:style-name="ro1">
          <table:table-cell table:style-name="Default"/>
          <table:table-cell table:style-name="ce4" office:value-type="string" table:number-columns-spanned="5" table:number-rows-spanned="1">
            <text:p>Liste</text:p>
          </table:table-cell>
          <table:covered-table-cell table:number-columns-repeated="3" table:style-name="ce7"/>
          <table:covered-table-cell table:style-name="ce10"/>
        </table:table-row>
        <table:table-row table:style-name="ro1">
          <table:table-cell table:style-name="Default"/>
          <table:table-cell table:style-name="ce5" office:value-type="float" office:value="100">
            <text:p>100</text:p>
          </table:table-cell>
          <table:table-cell table:style-name="ce8" office:value-type="float" office:value="500">
            <text:p>500</text:p>
          </table:table-cell>
          <table:table-cell table:style-name="ce8" office:value-type="float" office:value="1000">
            <text:p>1000</text:p>
          </table:table-cell>
          <table:table-cell table:style-name="ce8" office:value-type="float" office:value="1500">
            <text:p>1500</text:p>
          </table:table-cell>
          <table:table-cell table:style-name="ce11" office:value-type="float" office:value="2000">
            <text:p>2000</text:p>
          </table:table-cell>
        </table:table-row>
        <table:table-row table:style-name="ro1">
          <table:table-cell table:style-name="ce1" office:value-type="string">
            <text:p>Création des nœuds</text:p>
          </table:table-cell>
          <table:table-cell table:number-columns-repeated="2" office:value-type="float" office:value="3">
            <text:p>3</text:p>
          </table:table-cell>
          <table:table-cell office:value-type="float" office:value="5">
            <text:p>5</text:p>
          </table:table-cell>
          <table:table-cell office:value-type="float" office:value="11">
            <text:p>11</text:p>
          </table:table-cell>
          <table:table-cell office:value-type="float" office:value="12">
            <text:p>12</text:p>
          </table:table-cell>
        </table:table-row>
        <table:table-row table:style-name="ro1">
          <table:table-cell office:value-type="string">
            <text:p>Création des arcs</text:p>
          </table:table-cell>
          <table:table-cell office:value-type="float" office:value="46">
            <text:p>46</text:p>
          </table:table-cell>
          <table:table-cell office:value-type="float" office:value="235">
            <text:p>235</text:p>
          </table:table-cell>
          <table:table-cell office:value-type="float" office:value="1481">
            <text:p>1481</text:p>
          </table:table-cell>
          <table:table-cell office:value-type="float" office:value="4944">
            <text:p>4944</text:p>
          </table:table-cell>
          <table:table-cell office:value-type="float" office:value="11303">
            <text:p>11303</text:p>
          </table:table-cell>
        </table:table-row>
        <table:table-row table:style-name="ro1">
          <table:table-cell office:value-type="string">
            <text:p>Liste des nœuds</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string">
            <text:p>Liste des arcs</text:p>
          </table:table-cell>
          <table:table-cell office:value-type="float" office:value="5">
            <text:p>5</text:p>
          </table:table-cell>
          <table:table-cell office:value-type="float" office:value="42">
            <text:p>42</text:p>
          </table:table-cell>
          <table:table-cell office:value-type="float" office:value="86">
            <text:p>86</text:p>
          </table:table-cell>
          <table:table-cell office:value-type="float" office:value="120">
            <text:p>120</text:p>
          </table:table-cell>
          <table:table-cell office:value-type="float" office:value="620">
            <text:p>620</text:p>
          </table:table-cell>
        </table:table-row>
        <table:table-row table:style-name="ro1">
          <table:table-cell office:value-type="string">
            <text:p>Acyclicité</text:p>
          </table:table-cell>
          <table:table-cell office:value-type="float" office:value="73">
            <text:p>73</text:p>
          </table:table-cell>
          <table:table-cell office:value-type="float" office:value="2446">
            <text:p>2446</text:p>
          </table:table-cell>
          <table:table-cell office:value-type="float" office:value="18434">
            <text:p>18434</text:p>
          </table:table-cell>
          <table:table-cell table:style-name="ce9" office:value-type="float" office:value="67283">
            <text:p>67283</text:p>
          </table:table-cell>
          <table:table-cell office:value-type="float" office:value="151267">
            <text:p>151267</text:p>
          </table:table-cell>
        </table:table-row>
        <table:table-row table:style-name="ro1">
          <table:table-cell office:value-type="string">
            <text:p>Simplicité</text:p>
          </table:table-cell>
          <table:table-cell office:value-type="float" office:value="11">
            <text:p>11</text:p>
          </table:table-cell>
          <table:table-cell office:value-type="float" office:value="80">
            <text:p>80</text:p>
          </table:table-cell>
          <table:table-cell office:value-type="float" office:value="152">
            <text:p>152</text:p>
          </table:table-cell>
          <table:table-cell office:value-type="float" office:value="438">
            <text:p>438</text:p>
          </table:table-cell>
          <table:table-cell office:value-type="float" office:value="3872">
            <text:p>3872</text:p>
          </table:table-cell>
        </table:table-row>
        <table:table-row table:style-name="ro1">
          <table:table-cell office:value-type="string">
            <text:p>Connexité</text:p>
          </table:table-cell>
          <table:table-cell office:value-type="float" office:value="7">
            <text:p>7</text:p>
          </table:table-cell>
          <table:table-cell office:value-type="float" office:value="74">
            <text:p>74</text:p>
          </table:table-cell>
          <table:table-cell office:value-type="float" office:value="190">
            <text:p>190</text:p>
          </table:table-cell>
          <table:table-cell office:value-type="float" office:value="387">
            <text:p>387</text:p>
          </table:table-cell>
          <table:table-cell office:value-type="float" office:value="835">
            <text:p>835</text:p>
          </table:table-cell>
        </table:table-row>
        <table:table-row table:style-name="ro1">
          <table:table-cell office:value-type="string">
            <text:p>Successeurs</text:p>
          </table:table-cell>
          <table:table-cell table:number-columns-repeated="4" office:value-type="float" office:value="0">
            <text:p>0</text:p>
          </table:table-cell>
          <table:table-cell office:value-type="float" office:value="1">
            <text:p>1</text:p>
          </table:table-cell>
        </table:table-row>
        <table:table-row table:style-name="ro1">
          <table:table-cell office:value-type="string">
            <text:p>Prédécesseur</text:p>
          </table:table-cell>
          <table:table-cell office:value-type="float" office:value="1">
            <text:p>1</text:p>
          </table:table-cell>
          <table:table-cell office:value-type="float" office:value="25">
            <text:p>25</text:p>
          </table:table-cell>
          <table:table-cell office:value-type="float" office:value="32">
            <text:p>32</text:p>
          </table:table-cell>
          <table:table-cell office:value-type="float" office:value="55">
            <text:p>55</text:p>
          </table:table-cell>
          <table:table-cell office:value-type="float" office:value="89">
            <text:p>89</text:p>
          </table:table-cell>
        </table:table-row>
        <table:table-row table:style-name="ro1">
          <table:table-cell office:value-type="string">
            <text:p>Liste des arcs sortants</text:p>
          </table:table-cell>
          <table:table-cell table:number-columns-repeated="3" office:value-type="float" office:value="0">
            <text:p>0</text:p>
          </table:table-cell>
          <table:table-cell table:number-columns-repeated="2" office:value-type="float" office:value="1">
            <text:p>1</text:p>
          </table:table-cell>
        </table:table-row>
        <table:table-row table:style-name="ro1">
          <table:table-cell office:value-type="string">
            <text:p>Liste des arcs entrants</text:p>
          </table:table-cell>
          <table:table-cell office:value-type="float" office:value="1">
            <text:p>1</text:p>
          </table:table-cell>
          <table:table-cell office:value-type="float" office:value="25">
            <text:p>25</text:p>
          </table:table-cell>
          <table:table-cell office:value-type="float" office:value="37">
            <text:p>37</text:p>
          </table:table-cell>
          <table:table-cell office:value-type="float" office:value="64">
            <text:p>64</text:p>
          </table:table-cell>
          <table:table-cell office:value-type="float" office:value="98">
            <text:p>98</text:p>
          </table:table-cell>
        </table:table-row>
        <table:table-row table:style-name="ro1">
          <table:table-cell office:value-type="string">
            <text:p>DFS</text:p>
          </table:table-cell>
          <table:table-cell office:value-type="float" office:value="14">
            <text:p>14</text:p>
          </table:table-cell>
          <table:table-cell office:value-type="float" office:value="86">
            <text:p>86</text:p>
          </table:table-cell>
          <table:table-cell office:value-type="float" office:value="83">
            <text:p>83</text:p>
          </table:table-cell>
          <table:table-cell office:value-type="float" office:value="137">
            <text:p>137</text:p>
          </table:table-cell>
          <table:table-cell office:value-type="float" office:value="435">
            <text:p>435</text:p>
          </table:table-cell>
        </table:table-row>
        <table:table-row table:style-name="ro1">
          <table:table-cell office:value-type="string">
            <text:p>BFS</text:p>
          </table:table-cell>
          <table:table-cell office:value-type="float" office:value="6">
            <text:p>6</text:p>
          </table:table-cell>
          <table:table-cell office:value-type="float" office:value="90">
            <text:p>90</text:p>
          </table:table-cell>
          <table:table-cell office:value-type="float" office:value="119">
            <text:p>119</text:p>
          </table:table-cell>
          <table:table-cell office:value-type="float" office:value="138">
            <text:p>138</text:p>
          </table:table-cell>
          <table:table-cell office:value-type="float" office:value="1940">
            <text:p>1940</text:p>
          </table:table-cell>
        </table:table-row>
        <table:table-row table:style-name="ro1">
          <table:table-cell office:value-type="string">
            <text:p>Suppression des arcs</text:p>
          </table:table-cell>
          <table:table-cell office:value-type="float" office:value="33">
            <text:p>33</text:p>
          </table:table-cell>
          <table:table-cell office:value-type="float" office:value="192">
            <text:p>192</text:p>
          </table:table-cell>
          <table:table-cell office:value-type="float" office:value="1119">
            <text:p>1119</text:p>
          </table:table-cell>
          <table:table-cell office:value-type="float" office:value="3756">
            <text:p>3756</text:p>
          </table:table-cell>
          <table:table-cell office:value-type="float" office:value="9583">
            <text:p>9583</text:p>
          </table:table-cell>
        </table:table-row>
        <table:table-row table:style-name="ro1">
          <table:table-cell table:style-name="ce3" office:value-type="string">
            <text:p>Suppression des nœuds</text:p>
          </table:table-cell>
          <table:table-cell table:style-name="ce5" office:value-type="float" office:value="58">
            <text:p>58</text:p>
          </table:table-cell>
          <table:table-cell table:style-name="ce8" office:value-type="float" office:value="1243">
            <text:p>1243</text:p>
          </table:table-cell>
          <table:table-cell table:style-name="ce8" office:value-type="float" office:value="7737">
            <text:p>7737</text:p>
          </table:table-cell>
          <table:table-cell table:style-name="ce8" office:value-type="float" office:value="24674">
            <text:p>24674</text:p>
          </table:table-cell>
          <table:table-cell table:style-name="ce11" office:value-type="float" office:value="60565">
            <text:p>60565</text:p>
          </table:table-cell>
        </table:table-row>
        <table:table-row table:style-name="ro1">
          <table:table-cell table:style-name="Default"/>
          <table:table-cell table:style-name="ce4" office:value-type="string" table:number-columns-spanned="5" table:number-rows-spanned="1">
            <text:p>Matrice</text:p>
          </table:table-cell>
          <table:covered-table-cell table:number-columns-repeated="3" table:style-name="ce7"/>
          <table:covered-table-cell table:style-name="ce10"/>
        </table:table-row>
        <table:table-row table:style-name="ro1">
          <table:table-cell table:style-name="Default"/>
          <table:table-cell table:style-name="ce5" office:value-type="float" office:value="100">
            <text:p>100</text:p>
          </table:table-cell>
          <table:table-cell table:style-name="ce8" office:value-type="float" office:value="500">
            <text:p>500</text:p>
          </table:table-cell>
          <table:table-cell table:style-name="ce8" office:value-type="float" office:value="1000">
            <text:p>1000</text:p>
          </table:table-cell>
          <table:table-cell table:style-name="ce8" office:value-type="float" office:value="1500">
            <text:p>1500</text:p>
          </table:table-cell>
          <table:table-cell table:style-name="ce11" office:value-type="float" office:value="2000">
            <text:p>2000</text:p>
          </table:table-cell>
        </table:table-row>
        <table:table-row table:style-name="ro1">
          <table:table-cell table:style-name="ce1" office:value-type="string">
            <text:p>Création des nœuds</text:p>
          </table:table-cell>
          <table:table-cell office:value-type="float" office:value="17">
            <text:p>17</text:p>
          </table:table-cell>
          <table:table-cell office:value-type="float" office:value="66">
            <text:p>66</text:p>
          </table:table-cell>
          <table:table-cell office:value-type="float" office:value="181">
            <text:p>181</text:p>
          </table:table-cell>
          <table:table-cell office:value-type="float" office:value="774">
            <text:p>774</text:p>
          </table:table-cell>
          <table:table-cell office:value-type="float" office:value="1474">
            <text:p>1474</text:p>
          </table:table-cell>
        </table:table-row>
        <table:table-row table:style-name="ro1">
          <table:table-cell office:value-type="string">
            <text:p>Création des arcs</text:p>
          </table:table-cell>
          <table:table-cell office:value-type="float" office:value="9">
            <text:p>9</text:p>
          </table:table-cell>
          <table:table-cell office:value-type="float" office:value="42">
            <text:p>42</text:p>
          </table:table-cell>
          <table:table-cell office:value-type="float" office:value="128">
            <text:p>128</text:p>
          </table:table-cell>
          <table:table-cell office:value-type="float" office:value="194">
            <text:p>194</text:p>
          </table:table-cell>
          <table:table-cell office:value-type="float" office:value="234">
            <text:p>234</text:p>
          </table:table-cell>
        </table:table-row>
        <table:table-row table:style-name="ro1">
          <table:table-cell office:value-type="string">
            <text:p>Liste des nœuds</text:p>
          </table:table-cell>
          <table:table-cell table:number-columns-repeated="2" office:value-type="float" office:value="0">
            <text:p>0</text:p>
          </table:table-cell>
          <table:table-cell table:number-columns-repeated="3" office:value-type="float" office:value="1">
            <text:p>1</text:p>
          </table:table-cell>
        </table:table-row>
        <table:table-row table:style-name="ro1">
          <table:table-cell office:value-type="string">
            <text:p>Liste des arcs</text:p>
          </table:table-cell>
          <table:table-cell office:value-type="float" office:value="6">
            <text:p>6</text:p>
          </table:table-cell>
          <table:table-cell office:value-type="float" office:value="69">
            <text:p>69</text:p>
          </table:table-cell>
          <table:table-cell office:value-type="float" office:value="102">
            <text:p>102</text:p>
          </table:table-cell>
          <table:table-cell office:value-type="float" office:value="223">
            <text:p>223</text:p>
          </table:table-cell>
          <table:table-cell office:value-type="float" office:value="2476">
            <text:p>2476</text:p>
          </table:table-cell>
        </table:table-row>
        <table:table-row table:style-name="ro1">
          <table:table-cell office:value-type="string">
            <text:p>Acyclicité</text:p>
          </table:table-cell>
          <table:table-cell office:value-type="float" office:value="82">
            <text:p>82</text:p>
          </table:table-cell>
          <table:table-cell office:value-type="float" office:value="2531">
            <text:p>2531</text:p>
          </table:table-cell>
          <table:table-cell office:value-type="float" office:value="19594">
            <text:p>19594</text:p>
          </table:table-cell>
          <table:table-cell office:value-type="float" office:value="67823">
            <text:p>67823</text:p>
          </table:table-cell>
          <table:table-cell office:value-type="float" office:value="160414">
            <text:p>160414</text:p>
          </table:table-cell>
        </table:table-row>
        <table:table-row table:style-name="ro1">
          <table:table-cell office:value-type="string">
            <text:p>Simplicité</text:p>
          </table:table-cell>
          <table:table-cell office:value-type="float" office:value="11">
            <text:p>11</text:p>
          </table:table-cell>
          <table:table-cell office:value-type="float" office:value="87">
            <text:p>87</text:p>
          </table:table-cell>
          <table:table-cell office:value-type="float" office:value="171">
            <text:p>171</text:p>
          </table:table-cell>
          <table:table-cell office:value-type="float" office:value="1912">
            <text:p>1912</text:p>
          </table:table-cell>
          <table:table-cell office:value-type="float" office:value="10397">
            <text:p>10397</text:p>
          </table:table-cell>
        </table:table-row>
        <table:table-row table:style-name="ro1">
          <table:table-cell office:value-type="string">
            <text:p>Connexité</text:p>
          </table:table-cell>
          <table:table-cell office:value-type="float" office:value="11">
            <text:p>11</text:p>
          </table:table-cell>
          <table:table-cell office:value-type="float" office:value="89">
            <text:p>89</text:p>
          </table:table-cell>
          <table:table-cell office:value-type="float" office:value="217">
            <text:p>217</text:p>
          </table:table-cell>
          <table:table-cell office:value-type="float" office:value="403">
            <text:p>403</text:p>
          </table:table-cell>
          <table:table-cell office:value-type="float" office:value="2882">
            <text:p>2882</text:p>
          </table:table-cell>
        </table:table-row>
        <table:table-row table:style-name="ro1">
          <table:table-cell office:value-type="string">
            <text:p>Successeurs</text:p>
          </table:table-cell>
          <table:table-cell table:number-columns-repeated="5" office:value-type="float" office:value="0">
            <text:p>0</text:p>
          </table:table-cell>
        </table:table-row>
        <table:table-row table:style-name="ro1">
          <table:table-cell office:value-type="string">
            <text:p>Prédécesseur</text:p>
          </table:table-cell>
          <table:table-cell table:number-columns-repeated="3" office:value-type="float" office:value="0">
            <text:p>0</text:p>
          </table:table-cell>
          <table:table-cell office:value-type="float" office:value="1">
            <text:p>1</text:p>
          </table:table-cell>
          <table:table-cell office:value-type="float" office:value="2">
            <text:p>2</text:p>
          </table:table-cell>
        </table:table-row>
        <table:table-row table:style-name="ro1">
          <table:table-cell office:value-type="string">
            <text:p>Liste des arcs sortants</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1">
          <table:table-cell office:value-type="string">
            <text:p>Liste des arcs entrants</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row>
        <table:table-row table:style-name="ro1">
          <table:table-cell office:value-type="string">
            <text:p>DFS</text:p>
          </table:table-cell>
          <table:table-cell office:value-type="float" office:value="9">
            <text:p>9</text:p>
          </table:table-cell>
          <table:table-cell office:value-type="float" office:value="34">
            <text:p>34</text:p>
          </table:table-cell>
          <table:table-cell office:value-type="float" office:value="77">
            <text:p>77</text:p>
          </table:table-cell>
          <table:table-cell office:value-type="float" office:value="137">
            <text:p>137</text:p>
          </table:table-cell>
          <table:table-cell office:value-type="float" office:value="458">
            <text:p>458</text:p>
          </table:table-cell>
        </table:table-row>
        <table:table-row table:style-name="ro1">
          <table:table-cell office:value-type="string">
            <text:p>BFS</text:p>
          </table:table-cell>
          <table:table-cell office:value-type="float" office:value="12">
            <text:p>12</text:p>
          </table:table-cell>
          <table:table-cell office:value-type="float" office:value="67">
            <text:p>67</text:p>
          </table:table-cell>
          <table:table-cell office:value-type="float" office:value="128">
            <text:p>128</text:p>
          </table:table-cell>
          <table:table-cell office:value-type="float" office:value="168">
            <text:p>168</text:p>
          </table:table-cell>
          <table:table-cell office:value-type="float" office:value="307">
            <text:p>307</text:p>
          </table:table-cell>
        </table:table-row>
        <table:table-row table:style-name="ro1">
          <table:table-cell office:value-type="string">
            <text:p>Suppression des arcs</text:p>
          </table:table-cell>
          <table:table-cell office:value-type="float" office:value="3">
            <text:p>3</text:p>
          </table:table-cell>
          <table:table-cell office:value-type="float" office:value="26">
            <text:p>26</text:p>
          </table:table-cell>
          <table:table-cell office:value-type="float" office:value="57">
            <text:p>57</text:p>
          </table:table-cell>
          <table:table-cell office:value-type="float" office:value="64">
            <text:p>64</text:p>
          </table:table-cell>
          <table:table-cell office:value-type="float" office:value="151">
            <text:p>151</text:p>
          </table:table-cell>
        </table:table-row>
        <table:table-row table:style-name="ro1">
          <table:table-cell table:style-name="ce3" office:value-type="string">
            <text:p>Suppression des nœuds</text:p>
          </table:table-cell>
          <table:table-cell table:style-name="ce5" office:value-type="float" office:value="6">
            <text:p>6</text:p>
          </table:table-cell>
          <table:table-cell table:style-name="ce8" office:value-type="float" office:value="44">
            <text:p>44</text:p>
          </table:table-cell>
          <table:table-cell table:style-name="ce8" office:value-type="float" office:value="532">
            <text:p>532</text:p>
          </table:table-cell>
          <table:table-cell table:style-name="ce8" office:value-type="float" office:value="2138">
            <text:p>2138</text:p>
          </table:table-cell>
          <table:table-cell table:style-name="ce11" office:value-type="float" office:value="5214">
            <text:p>5214</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8">08/11/2011</text:date>, <text:time>22:45: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391cm" svg:height="7.36cm" xlink:href="." xlink:type="simple" chart:class="chart:line" chart:style-name="ch1">
        <chart:title svg:x="4.074cm" svg:y="0.283cm" chart:style-name="ch2">
          <text:p>Création des noeuds</text:p>
        </chart:title>
        <chart:legend chart:legend-position="end" svg:x="10.444cm" svg:y="3.16cm" chart:style-name="ch3"/>
        <chart:plot-area chart:style-name="ch4" chart:data-source-has-labels="both" svg:x="1.258cm" svg:y="1.503cm" svg:width="8.692cm" svg:height="4.729cm">
          <chartooo:coordinate-region svg:x="2.25cm" svg:y="1.702cm" svg:width="7.328cm" svg:height="3.883cm"/>
          <chart:axis chart:dimension="x" chart:name="primary-x" chart:style-name="ch5">
            <chart:title svg:x="4.978cm" svg:y="6.379cm" chart:style-name="ch6">
              <text:p>Noeuds</text:p>
            </chart:title>
            <chart:categories table:cell-range-address="local-table.$B$1:.$F$1"/>
          </chart:axis>
          <chart:axis chart:dimension="y" chart:name="primary-y" chart:style-name="ch5">
            <chart:title svg:x="0.451cm" svg:y="4.877cm" chart:style-name="ch7">
              <text:p>Miliseconde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500</text:p>
              </table:table-cell>
              <table:table-cell office:value-type="string">
                <text:p>1000</text:p>
              </table:table-cell>
              <table:table-cell office:value-type="string">
                <text:p>1500</text:p>
              </table:table-cell>
              <table:table-cell office:value-type="string">
                <text:p>2000</text:p>
              </table:table-cell>
            </table:table-row>
          </table:table-header-rows>
          <table:table-rows>
            <table:table-row>
              <table:table-cell office:value-type="string">
                <text:p>Liste</text:p>
              </table:table-cell>
              <table:table-cell office:value-type="float" office:value="3">
                <text:p>3</text:p>
              </table:table-cell>
              <table:table-cell office:value-type="float" office:value="3">
                <text:p>3</text:p>
              </table:table-cell>
              <table:table-cell office:value-type="float" office:value="5">
                <text:p>5</text:p>
              </table:table-cell>
              <table:table-cell office:value-type="float" office:value="11">
                <text:p>11</text:p>
              </table:table-cell>
              <table:table-cell office:value-type="float" office:value="12">
                <text:p>12</text:p>
              </table:table-cell>
            </table:table-row>
            <table:table-row>
              <table:table-cell office:value-type="string">
                <text:p>Matrice</text:p>
              </table:table-cell>
              <table:table-cell office:value-type="float" office:value="17">
                <text:p>17</text:p>
              </table:table-cell>
              <table:table-cell office:value-type="float" office:value="66">
                <text:p>66</text:p>
              </table:table-cell>
              <table:table-cell office:value-type="float" office:value="181">
                <text:p>181</text:p>
              </table:table-cell>
              <table:table-cell office:value-type="float" office:value="774">
                <text:p>774</text:p>
              </table:table-cell>
              <table:table-cell office:value-type="float" office:value="1474">
                <text:p>147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